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a32" officeooo:paragraph-rsid="0008dddd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dda3" officeooo:paragraph-rsid="0008ddd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a32" officeooo:paragraph-rsid="0008dddd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8c659" officeooo:paragraph-rsid="0008dddd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9fb4f" officeooo:paragraph-rsid="0008ddd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b6d8" officeooo:paragraph-rsid="0008ddd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18c659" officeooo:paragraph-rsid="0008ddd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19fb4f" officeooo:paragraph-rsid="0008ddd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top="0in" fo:margin-bottom="0in" loext:contextual-spacing="false">
        <style:tab-stops/>
      </style:paragraph-properties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1adda3" officeooo:paragraph-rsid="0008ddd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Dudu Cyryllic" fo:font-size="12pt" fo:letter-spacing="normal" fo:font-style="normal" style:text-underline-style="none" fo:font-weight="normal" officeooo:rsid="0119fb4f" officeooo:paragraph-rsid="0008dddd" style:font-size-asian="12pt" style:font-weight-asian="normal" style:font-size-complex="12pt" style:font-weight-complex="normal"/>
    </style:style>
    <style:style style:name="T1" style:family="text">
      <style:text-properties officeooo:rsid="0116fa58"/>
    </style:style>
    <style:style style:name="T2" style:family="text">
      <style:text-properties officeooo:rsid="0152aa83"/>
    </style:style>
    <style:style style:name="T3" style:family="text">
      <style:text-properties officeooo:rsid="036d81bb"/>
    </style:style>
    <style:style style:name="T4" style:family="text">
      <style:text-properties officeooo:rsid="011ab6d8"/>
    </style:style>
    <style:style style:name="T5" style:family="text">
      <style:text-properties officeooo:rsid="01fc3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>Незадолго перед этим, пользуясь ясным и тихим осенним днём, я вышел на прогулку в туфлях. Не драных — нет! — но крепко поношенных по тротуарам Одессы и просёлочным дорогам прилегающего к ней Коминтерновского района.</text:p>
      <text:p text:style-name="P3">Прогулка навеяла элегическое настроение. </text:p>
      <text:p text:style-name="P3">Вспоминались далёкие галактики на глади моря под обрывистыми берегами Вапнярки, нескончаемо длинная улица Дорога Котовского и совсем короткая им. Шолом Алейхема, по которым носили меня эти кожаные коричневые туфли с продольной вставкой на носу.</text:p>
      <text:p text:style-name="P3">Они словно космический корабль по возвращении из экспедиции на другой край вселенной — ещё живы, но уже не модны...</text:p>
      <text:p text:style-name="P3">Когда я снимал их в прихожей, Гаина Михайловна заметила, что пора переходить на ботинки, или сапоги. </text:p>
      <text:p text:style-name="P3">Меня порадовала такая заботливая внимательность со стороны тёщи.</text:p>
      <text:p text:style-name="P3"/>
      <text:p text:style-name="P3">Не поспоришь и с заторможенностью моих ответов. <text:span text:style-name="T1">Всякий обращённый ко мне вопрос с гулом запускал в моём уме компьютер — о существовании которых я тогда не догадывался — для вычисления комбинатóрных вариаций возможного ответа и выбора из них такого, что не утратит свою валидность даже и в необозримом будущем.</text:span></text:p>
      <text:p text:style-name="P4"/>
      <text:p text:style-name="P7"><text:span text:style-name="T2">(...и</text:span>диот! Всего-то и требовалось:</text:p>
      <text:p text:style-name="P7">- А? Да...<text:span text:style-name="T2">)</text:span></text:p>
      <text:p text:style-name="P7"/>
      <text:p text:style-name="P4">Ну, а насчёт ниточек и линиях стерильн<text:span text:style-name="T2">ой</text:span> обороны вокруг твоей коляски я тебе уже рассказывал.</text:p>
      <text:p text:style-name="P4">Но в то время я даже и не думал спорить и что-либо доказывать — тем более, что за дождь <text:span text:style-name="T2">и</text:span> конопл<text:span text:style-name="T2">ю</text:span> у меня нет оправданий — <text:span text:style-name="T2">так что</text:span> просто пошёл туда, куда меня повела Ира.</text:p>
      <text:p text:style-name="P4">Это оказался коридор второго этажа незнакомого мне здания с широкими досками крашеного пола.</text:p>
      <text:p text:style-name="P4">Было людно. На стене висел лист ватмана с рисунком в стиле журнала «Весёлые картинки», где чайник, обращаясь к мочалке, говорил:</text:p>
      <text:p text:style-name="P4">- Ты зачем сказала блюдцу, что я дуршлаг?</text:p>
      <text:p text:style-name="P4">Скорее всего дар от кого-то из меценатствующих посетителей.</text:p>
      <text:p text:style-name="P4">Молодой человек в офицерском бушлате, но без знаков различия, радостно рассматривал эту картину. </text:p>
      <text:p text:style-name="P4">Фуражку он носил сдвинутой набекрень, но немного чересчур по озорному.</text:p>
      <text:p text:style-name="P5">Ира зашла в какой-то кабинет изложить жалобы. </text:p>
      <text:p text:style-name="P5">Потом позвали и меня, но разговор не получился. Врач сказал, что в подобных случаях он не компетентен и меня надо везти в Чернигов.</text:p>
      <text:p text:style-name="P10"/>
      <text:p text:style-name="P8"><text:span text:style-name="T2">(...в</text:span> точности, как говорил мой отец:</text:p>
      <text:p text:style-name="P8">- Сидят, деньги получают, а обратишься — я не Копенгаген, я не Копенгаген!..<text:span text:style-name="T2">)</text:span></text:p>
      <text:p text:style-name="P8"/>
      <text:p text:style-name="P5">Черниговская психбольница находится за четыре километра от города. Остановка так и <text:soft-page-break/>называется: «4-й километр».</text:p>
      <text:p text:style-name="P5">Это большой комплекс зданий в современном стиле крупноблочной архитектуры. Вот только от города далеко.</text:p>
      <text:p text:style-name="P5">Обширная территория обнесена бетонным забором, но ворота недалеко от остановки.</text:p>
      <text:p text:style-name="P5">Мы прошли во двор обложенных красноватой плиткой зданий различной высоты; некоторые <text:span text:style-name="T3">из них </text:span>соединялись переходами, или зданиями пониже.</text:p>
      <text:p text:style-name="P5">Иру заметно угнетал этот Bau Stile. </text:p>
      <text:p text:style-name="P5"><text:span text:style-name="T2">Сказать по чести</text:span>, работы архитектора Корбюзье мне тоже больше нравятся.</text:p>
      <text:p text:style-name="P5">Я сопроводил погрустневшую Иру до нужного отделения.</text:p>
      <text:p text:style-name="P5"/>
      <text:p text:style-name="P5">В небольшом кабинете с одним окном нас приняла темноволосая женщина в белом халате — Тамара... отчество не помню, а врать не хочу.</text:p>
      <text:p text:style-name="P5">Она предложила нам сесть вдвоём на диване, а сама села в кресло напротив. </text:p>
      <text:p text:style-name="P5">Чуть в стороне, за столом у окна, сидел мужчина спортивного сложения в белом халате.</text:p>
      <text:p text:style-name="P5">Когда на вопрос Тамары — какая мне нравится музыка? — он стал подсказывать: «эстрада, конечно!», я понял, что он тут не просто для обеспечения безопасности Тамары <text:span text:style-name="T4">в случае невменяемости моих отклонений от нормы. </text:span></text:p>
      <text:p text:style-name="P6">Пришлось честно признаться, что таких у меня две — Элла Фицджеральд и Иоганн Себастьян Бах. </text:p>
      <text:p text:style-name="P6">Когда речь заходит о чём-то действительно знáчимом, я дуру не гоню.</text:p>
      <text:p text:style-name="P6">Тамара сказала Ире, что такие отклонения не слишком опасны, но если Ира хочет и я не возражаю, то меня можно оставить для наблюдения.</text:p>
      <text:p text:style-name="P6">Я не возражал, только сказал, что в субботу у моего брата свадьба, на которую мы с Ирой приглашены и, если Тамара позволит, <text:s/>я явлюсь сюда сам в понедельник. Даю слово.</text:p>
      <text:p text:style-name="P6">Тамара согласилась и проводила нас в коридор. </text:p>
      <text:p text:style-name="P6">Из-за стеклянной двери в конце его доносился приглушённый шум <text:s/>многоголосого скопления людей.</text:p>
      <text:p text:style-name="P6"/>
      <text:p text:style-name="P2">К тому времени мой брат давно уже перешёл из ПМС в ХАЗ и работал на каком-то сложном фрезерно-шлифовальном станке. </text:p>
      <text:p text:style-name="P2">ХАЗ был не сам ХАЗ, а только филиал Харьковского авиационного завода. Самолётов там не собирали, а изготовляли детали всевозможных конфигураций, упаковывали их в ящики и отсылали в ХАЗ, или другие его филиалы.</text:p>
      <text:p text:style-name="P2">Конотопский филиал в Конотопе называли <text:span text:style-name="T5">просто </text:span>ХАЗ<text:span text:style-name="T5">ом</text:span> и стремились устроиться туда из-за высоких заработков. </text:p>
      <text:p text:style-name="P2">Саша получал там 200 руб. в месяц! Остальные поменьше, потому что сверхточный станок был только один.</text:p>
      <text:p text:style-name="P2">Ещё одно преимущество ХАЗа — его <text:span text:style-name="T2">местонахождение</text:span> на Посёлке — можно ходить домой обедать.</text:p>
      <text:p text:style-name="P2">Недостаток в том, что работать приходилось более 8 часов в день.</text:p>
      <text:p text:style-name="P2">Нет, трудовое законодательство <text:span text:style-name="T5">там </text:span>не нарушал<text:span text:style-name="T5">и</text:span>, ровно в пять Саша уходил домой, но работа настигала его и там. </text:p>
      <text:p text:style-name="P2">Он жаловался мне, что даже когда смотрит футбол по телевизору, <text:span text:style-name="T5">то</text:span> составляет в уме рабочие планы — какие детали начнёт завтра делать с утра, а какие после обеда.</text:p>
      <text:p text:style-name="P2"><text:soft-page-break/>Мне было жалко брата, но я ничем не мог ему помочь.</text:p>
      <text:p text:style-name="P2"/>
      <text:p text:style-name="P2">С зарплатой в 200 руб. на Посёлке можно смело обзаводиться семьёй.</text:p>
      <text:p text:style-name="P2">Сашина избранница, Люда, работала в «Оптике» на Зеленчаке, а сама тоже была с Посёлка и <text:span text:style-name="T2">к тому же </text:span>завидной невестой: две отдельные хаты — папина и мамина. </text:p>
      <text:p text:style-name="P2">У молодых сразу решается жилищный вопрос и остаётся только жить припеваючи.</text:p>
      <text:p text:style-name="P2">Так мой брат стал примаком.</text:p>
      <text:p text:style-name="P2">В подарок молодым Ира хотела купить постельное бельё, но оно уже несколько месяцев как исчезло из магазинов. Это объяснялось тем, что на следующий год Москва принимала всемирную Олимпиаду и постельное бельё понадобится для застилки кроватей в Олимпийской Деревне.</text:p>
      <text:p text:style-name="P2"/>
      <text:p text:style-name="P9"><text:span text:style-name="T2">(...з</text:span>абегая вперёд, скажу, что и два года спустя постельное бельё оставалось одним из дефицитов. </text:p>
      <text:p text:style-name="P9">Не представляю, что они там с ним делали в этой <text:span text:style-name="T3">Олимпийской </text:span>деревне...<text:span text:style-name="T2">)</text:span></text:p>
      <text:p text:style-name="P9"/>
      <text:p text:style-name="P2">Тогда Ира купила симпатичный кувшин прозрачно-красного стекла с набором стаканов, мудро рассудив, что бельё быстро изнашивается, а кувшин — если не разбить — простоит в серванте и до золотой свадьб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59:03.243568513</meta:creation-date>
    <dc:date>2017-03-02T19:59:07.550417613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55" meta:word-count="894" meta:character-count="5821" meta:non-whitespace-character-count="4948"/>
    <meta:generator>LibreOffice/4.3.3.2$Linux_x86 LibreOffice_project/430m0$Build-2</meta:generator>
  </office:meta>
</office:document-meta>
</file>